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ff" fo:font-weight="bold" officeooo:rsid="0008a7d6" officeooo:paragraph-rsid="0008a7d6" style:font-weight-asian="bold" style:font-weight-complex="bold"/>
    </style:style>
    <style:style style:name="P2" style:family="paragraph" style:parent-style-name="Standard">
      <style:paragraph-properties fo:text-align="center" style:justify-single-word="false"/>
      <style:text-properties fo:color="#0000ff" fo:font-weight="bold" officeooo:rsid="000a46aa" officeooo:paragraph-rsid="000a46aa" style:font-weight-asian="bold" style:font-weight-complex="bold"/>
    </style:style>
    <style:style style:name="P3" style:family="paragraph" style:parent-style-name="Standard">
      <style:paragraph-properties fo:text-align="center" style:justify-single-word="false"/>
      <style:text-properties fo:color="#0000ff" fo:font-weight="bold" officeooo:rsid="000cb724" officeooo:paragraph-rsid="000cb724" style:font-weight-asian="bold" style:font-weight-complex="bold"/>
    </style:style>
    <style:style style:name="P4" style:family="paragraph" style:parent-style-name="Standard">
      <style:paragraph-properties fo:text-align="center" style:justify-single-word="false"/>
      <style:text-properties fo:color="#0000ff" fo:font-weight="bold" officeooo:rsid="000f5cac" officeooo:paragraph-rsid="000f5cac" style:font-weight-asian="bold" style:font-weight-complex="bold"/>
    </style:style>
    <style:style style:name="P5" style:family="paragraph" style:parent-style-name="Standard">
      <style:paragraph-properties fo:text-align="start" style:justify-single-word="false"/>
      <style:text-properties officeooo:paragraph-rsid="000a46aa"/>
    </style:style>
    <style:style style:name="P6" style:family="paragraph" style:parent-style-name="Standard">
      <style:paragraph-properties fo:text-align="start" style:justify-single-word="false"/>
      <style:text-properties fo:color="#000000" fo:font-weight="normal" officeooo:rsid="0008a7d6" officeooo:paragraph-rsid="0008a7d6" style:font-weight-asian="normal" style:font-weight-complex="normal"/>
    </style:style>
    <style:style style:name="P7" style:family="paragraph" style:parent-style-name="Standard">
      <style:paragraph-properties fo:text-align="start" style:justify-single-word="false"/>
      <style:text-properties fo:color="#000000" fo:font-weight="normal" officeooo:rsid="000d5853" officeooo:paragraph-rsid="000d5853" style:font-weight-asian="normal" style:font-weight-complex="normal"/>
    </style:style>
    <style:style style:name="P8" style:family="paragraph" style:parent-style-name="Standard">
      <style:paragraph-properties fo:text-align="start" style:justify-single-word="false"/>
      <style:text-properties fo:color="#000000" fo:font-weight="normal" officeooo:rsid="000eec6e" officeooo:paragraph-rsid="000eec6e" style:font-weight-asian="normal" style:font-weight-complex="normal"/>
    </style:style>
    <style:style style:name="P9" style:family="paragraph" style:parent-style-name="Standard">
      <style:paragraph-properties fo:text-align="start" style:justify-single-word="false"/>
      <style:text-properties fo:color="#000000" fo:font-weight="normal" officeooo:rsid="000f5cac" officeooo:paragraph-rsid="000f5cac" style:font-weight-asian="normal" style:font-weight-complex="normal"/>
    </style:style>
    <style:style style:name="P10" style:family="paragraph" style:parent-style-name="Standard">
      <style:paragraph-properties fo:text-align="start" style:justify-single-word="false"/>
      <style:text-properties fo:color="#ff3333" fo:font-weight="normal" officeooo:rsid="0008a7d6" officeooo:paragraph-rsid="0008a7d6" style:font-weight-asian="normal" style:font-weight-complex="normal"/>
    </style:style>
    <style:style style:name="P11" style:family="paragraph" style:parent-style-name="Standard">
      <style:paragraph-properties fo:text-align="start" style:justify-single-word="false"/>
      <style:text-properties fo:color="#ff3333" fo:font-weight="normal" officeooo:rsid="000f5cac" officeooo:paragraph-rsid="000f5cac" style:font-weight-asian="normal" style:font-weight-complex="normal"/>
    </style:style>
    <style:style style:name="P12" style:family="paragraph" style:parent-style-name="Standard">
      <style:paragraph-properties fo:text-align="start" style:justify-single-word="false"/>
      <style:text-properties fo:color="#ff3333" fo:font-weight="normal" officeooo:rsid="0011df42" officeooo:paragraph-rsid="0011df42" style:font-weight-asian="normal" style:font-weight-complex="normal"/>
    </style:style>
    <style:style style:name="P13" style:family="paragraph" style:parent-style-name="Standard">
      <style:paragraph-properties fo:text-align="start" style:justify-single-word="false"/>
      <style:text-properties fo:color="#ff3333" officeooo:rsid="000cb724" officeooo:paragraph-rsid="000cb724"/>
    </style:style>
    <style:style style:name="P14" style:family="paragraph" style:parent-style-name="Standard">
      <style:paragraph-properties fo:text-align="start" style:justify-single-word="false"/>
      <style:text-properties officeooo:rsid="000a46aa" officeooo:paragraph-rsid="000a46aa"/>
    </style:style>
    <style:style style:name="P15" style:family="paragraph" style:parent-style-name="Standard">
      <style:paragraph-properties fo:text-align="start" style:justify-single-word="false"/>
      <style:text-properties fo:color="#000000" fo:font-weight="normal" officeooo:rsid="0008a7d6" officeooo:paragraph-rsid="0008a7d6" style:font-weight-asian="normal" style:font-weight-complex="normal"/>
    </style:style>
    <style:style style:name="P16" style:family="paragraph" style:parent-style-name="Standard">
      <style:paragraph-properties fo:text-align="start" style:justify-single-word="false"/>
      <style:text-properties fo:color="#000000" fo:font-weight="normal" officeooo:rsid="000cb724" officeooo:paragraph-rsid="000cb724" style:font-weight-asian="normal" style:font-weight-complex="normal"/>
    </style:style>
    <style:style style:name="P17" style:family="paragraph" style:parent-style-name="Standard">
      <style:paragraph-properties fo:text-align="start" style:justify-single-word="false"/>
      <style:text-properties fo:color="#000000" fo:font-weight="normal" officeooo:rsid="00104477" officeooo:paragraph-rsid="00104477"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13cfed" officeooo:paragraph-rsid="0013cfed" style:font-weight-asian="normal" style:font-weight-complex="normal"/>
    </style:style>
    <style:style style:name="P19" style:family="paragraph" style:parent-style-name="Standard" style:list-style-name="L1">
      <style:paragraph-properties fo:text-align="start" style:justify-single-word="false"/>
      <style:text-properties fo:color="#000000" fo:font-weight="normal" officeooo:rsid="0013cfed" officeooo:paragraph-rsid="0013cfed"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0d5853" officeooo:paragraph-rsid="000d5853" style:font-weight-asian="normal" style:font-weight-complex="normal"/>
    </style:style>
    <style:style style:name="P21" style:family="paragraph" style:parent-style-name="Standard">
      <style:paragraph-properties fo:text-align="start" style:justify-single-word="false"/>
      <style:text-properties fo:color="#000000" fo:font-weight="normal" officeooo:rsid="00144313" officeooo:paragraph-rsid="00144313" style:font-weight-asian="normal" style:font-weight-complex="normal"/>
    </style:style>
    <style:style style:name="P22" style:family="paragraph" style:parent-style-name="Standard">
      <style:paragraph-properties fo:text-align="start" style:justify-single-word="false"/>
      <style:text-properties officeooo:paragraph-rsid="0013cfed"/>
    </style:style>
    <style:style style:name="P23" style:family="paragraph" style:parent-style-name="Standard" style:list-style-name="L1">
      <style:paragraph-properties fo:text-align="start" style:justify-single-word="false"/>
      <style:text-properties officeooo:paragraph-rsid="0013cfed"/>
    </style:style>
    <style:style style:name="P24" style:family="paragraph" style:parent-style-name="Standard">
      <style:paragraph-properties fo:text-align="center" style:justify-single-word="false"/>
      <style:text-properties fo:color="#0000cc" fo:font-weight="bold" officeooo:rsid="0013cfed" officeooo:paragraph-rsid="0013cfed" style:font-weight-asian="bold" style:font-weight-complex="bold"/>
    </style:style>
    <style:style style:name="P25" style:family="paragraph" style:parent-style-name="Standard">
      <style:paragraph-properties fo:text-align="center" style:justify-single-word="false"/>
      <style:text-properties fo:color="#0000cc" fo:font-weight="bold" officeooo:rsid="00144313" officeooo:paragraph-rsid="00144313" style:font-weight-asian="bold" style:font-weight-complex="bold"/>
    </style:style>
    <style:style style:name="P26" style:family="paragraph" style:parent-style-name="Standard">
      <style:paragraph-properties fo:text-align="start" style:justify-single-word="false"/>
      <style:text-properties fo:color="#ff3333" officeooo:rsid="000cb724" officeooo:paragraph-rsid="000cb724"/>
    </style:style>
    <style:style style:name="P27" style:family="paragraph" style:parent-style-name="Standard">
      <style:paragraph-properties fo:text-align="start" style:justify-single-word="false"/>
      <style:text-properties fo:color="#ff3333" officeooo:rsid="0013cfed" officeooo:paragraph-rsid="0013cfed"/>
    </style:style>
    <style:style style:name="P28" style:family="paragraph" style:parent-style-name="Standard">
      <style:paragraph-properties fo:text-align="start" style:justify-single-word="false"/>
      <style:text-properties fo:color="#ff3333" fo:font-weight="normal" officeooo:rsid="0011df42" officeooo:paragraph-rsid="0011df42" style:font-weight-asian="normal" style:font-weight-complex="normal"/>
    </style:style>
    <style:style style:name="T1" style:family="text">
      <style:text-properties fo:font-weight="bold" officeooo:rsid="0008a7d6" style:font-weight-asian="bold" style:font-weight-complex="bold"/>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fo:font-weight="normal" officeooo:rsid="000a46aa" style:font-weight-asian="normal" style:font-weight-complex="normal"/>
    </style:style>
    <style:style style:name="T5" style:family="text">
      <style:text-properties fo:color="#000000" fo:font-weight="normal" officeooo:rsid="000b4a31" style:font-weight-asian="normal" style:font-weight-complex="normal"/>
    </style:style>
    <style:style style:name="T6" style:family="text">
      <style:text-properties fo:color="#000000" fo:font-weight="normal" officeooo:rsid="0013cfed" style:font-weight-asian="normal" style:font-weight-complex="normal"/>
    </style:style>
    <style:style style:name="T7" style:family="text">
      <style:text-properties fo:color="#000000" fo:font-weight="normal" officeooo:rsid="0016642a" style:font-weight-asian="normal" style:font-weight-complex="normal"/>
    </style:style>
    <style:style style:name="T8" style:family="text">
      <style:text-properties fo:color="#000000" officeooo:rsid="000ff09e"/>
    </style:style>
    <style:style style:name="T9" style:family="text">
      <style:text-properties fo:color="#000000" officeooo:rsid="00104477"/>
    </style:style>
    <style:style style:name="T10" style:family="text">
      <style:text-properties fo:color="#ff3333" fo:font-weight="normal" style:font-weight-asian="normal" style:font-weight-complex="normal"/>
    </style:style>
    <style:style style:name="T11" style:family="text">
      <style:text-properties fo:color="#ff3333" fo:font-weight="normal" officeooo:rsid="000a46aa"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0d5853"/>
    </style:style>
    <style:style style:name="T14" style:family="text">
      <style:text-properties officeooo:rsid="000ee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Principali scelte progettuali</text:p>
      <text:p text:style-name="P6">Per la realizzazione del progetto ho utilizzato queste strutture per i seguenti dati:</text:p>
      <text:p text:style-name="P10">Tabella hash con liste di trabocco: <text:span text:style-name="T2">una per</text:span> <text:span text:style-name="T2">utenti registrati (size 512) e una per i gruppi (size 258) .</text:span></text:p>
      <text:p text:style-name="P10">Lista: <text:span text:style-name="T2">ho utilizzato una lista per la coda operazioni, per gli utenti connessi e per tener traccia degli utenti registrati a un gruppo.</text:span></text:p>
      <text:p text:style-name="P6">Ho utilizzato le liste per gli utenti connessi perche', essendo connessi contemporaneamente al massimo poche decine di utenti, ho pensato che una lista bastasse per essere efficiente in concorrenza. Al contrario gli utenti registrati saranno molti di piu' e ho intuito che una tabella hash fosse la sintesi perfetta tra efficienza e semplicita' di utilizzo (in particolare in caso di accesso concorrente).</text:p>
      <text:p text:style-name="P6"/>
      <text:p text:style-name="P2">2 - Principali files del progetto</text:p>
      <text:p text:style-name="P5"><text:span text:style-name="T11">chatty.c: </text:span><text:span text:style-name="T4">file principale del progetto, all'interno viene fatta la listen (nel main) e </text:span><text:span text:style-name="T7">si</text:span><text:span text:style-name="T4"> trova la funz</text:span><text:span text:style-name="T7">i</text:span><text:span text:style-name="T4">one “lavora” eseguita dai thread lavoratori in concorrenza.</text:span></text:p>
      <text:p text:style-name="P14"><text:span text:style-name="T10">icl_hash.c: </text:span><text:span text:style-name="T3">file con all'interno le funzioni principali utilizzate per gestire la </text:span><text:span text:style-name="T5">tabella hash riguardante gli utenti registrati, a ogni key della tabella e' associata una parte dati che funge da lista degli ultimi MaxHistMsg ricevuti. Per le funzioni di aggiunta, rimozione e ricerca delle key ho utilizzato quelle fornite dai docenti con la mia aggiunta di lock per ogni <text:s/>gruppetto da 4 di utenti. Le altre funzioni sono state invece interamente create dal sottoscritto.</text:span></text:p>
      <text:p text:style-name="P13"><text:span text:style-name="T12">parsing.c: </text:span><text:span text:style-name="T3">file contenente le funzioni utilizzate per persare gli interi e le stringhe dal file di configurazione</text:span></text:p>
      <text:p text:style-name="P13"><text:span text:style-name="T12">chattyriempi.c : </text:span><text:span text:style-name="T3">file utilizzato unicamente per far pesare di piu' libchatty.a in modo che venga dato l'errore corrispondente in uno dei test necessari per la consegna</text:span></text:p>
      <text:p text:style-name="P27"><text:span text:style-name="T12">conn.h: </text:span><text:span text:style-name="T3">ci sono le due funzioni readn e writen prese dalla soluzione di un esercizio sulla listen.</text:span></text:p>
      <text:p text:style-name="P16"/>
      <text:p text:style-name="P3">3 - Concorrenz<text:span text:style-name="T13">a</text:span></text:p>
      <text:p text:style-name="P7">La concorrenza per le operazioni viene cosi' gestita: nel main di chatty viene eseguita la listen e un successivo readMsg per ogni client connesso in un dato momento. Il messaggio con il relativo indice di connessione del mittente viene inserito in una coda da cui ogni thread andra', in mutua esclusione, a estrarre un messaggio e eseguira' l'opportuna operazione richiesta da un dato utente;</text:p>
      <text:p text:style-name="P18">se la readMsg da esito negativo allora il relativo utente sara' eliminato dalla lista connessi e il suo indice di connessione tolto dal set.</text:p>
      <text:p text:style-name="P7">La concorrenza per le tabelle hash relative ai gruppi <text:span text:style-name="T14">e</text:span> agli utenti registrati <text:span text:style-name="T14">e' gestita grazie a delle lock che bloccano 4 celle (per la tabella degli utenti registrati) o 2 celle (per quella dei gruppi) nello stesso istante;</text:span></text:p>
      <text:p text:style-name="P8">ho bloccato piu' celle contemporaneamente per diminuire il numero di lock all'interno del programma dato che una singola lock occupa 40 byte.</text:p>
      <text:p text:style-name="P8">Per rendere mutualmente esclusivo l'invio e la ricezioni di messaggi ho creato un array di lock che prende come indice l'indice di connessione di chi dovra' ricevere o inviare un messaggio.</text:p>
      <text:p text:style-name="P9">Ovviamente ho reso l'accesso a tutte le le liste che vengono usate in concorrenza dai vari thread in mutua esclusione attraverso opportune lock.</text:p>
      <text:p text:style-name="P9"/>
      <text:p text:style-name="P4">4 - Gestione dei segnali</text:p>
      <text:p text:style-name="P9">I segnali che gestisco sono 3:</text:p>
      <text:p text:style-name="P11">SIGQUIT <text:s/>e SIGTERM: <text:s/><text:span text:style-name="T2">la gestione di questi segnali porta alla chiusura del programma in esecuzione. Viene settata a </text:span><text:span text:style-name="T8">0</text:span><text:span text:style-name="T2"> la variabile </text:span><text:span text:style-name="T8">sigatomica che fara' uscire da</text:span><text:span text:style-name="T9">l</text:span><text:span text:style-name="T8"> cicl</text:span><text:span text:style-name="T9">o</text:span><text:span text:style-name="T8"> in cui viene eseguita la listen e </text:span><text:span text:style-name="T9">dal ciclo all'interno del quale i thread eseguono le operazioni richieste;</text:span></text:p>
      <text:p text:style-name="P17">usciti da questi cicli verranno fatte varie free al fine di evitare ogni possibile leak alla chiusura del programma.</text:p>
      <text:p text:style-name="P12">SIGUSR1: <text:span text:style-name="T2">alla ricezione di questo segnale vengono stampate le statistiche nel file indicato in </text:span><text:soft-page-break/><text:span text:style-name="T2">chatty.conf.</text:span></text:p>
      <text:p text:style-name="P12"><text:span text:style-name="T2"/></text:p>
      <text:p text:style-name="P24">5 – Scelte implementative secondarie</text:p>
      <text:list xml:id="list4103893604537964686" text:style-name="L1">
        <text:list-item>
          <text:p text:style-name="P19">Un utente puo' avere piu' client connessi contemporaneamente.</text:p>
        </text:list-item>
        <text:list-item>
          <text:p text:style-name="P19">Se un client fa una deregister_op sara' sempre l'utente con cui si e' connesso a essere deregistrato, a prescindere da cio' che usa come argomento per questa operazione.</text:p>
        </text:list-item>
        <text:list-item>
          <text:p text:style-name="P19">Tengo traccia nella parte dati dalla tabella hash degli utenti registrati tutti i messaggi che un utente riceve a prescindere se li legga o meno.</text:p>
        </text:list-item>
        <text:list-item>
          <text:p text:style-name="P23"><text:span text:style-name="T6">Ogni thread lavora sulla singola operazione, non sul singolo utente.</text:span></text:p>
        </text:list-item>
      </text:list>
      <text:p text:style-name="P22"><text:span text:style-name="T6"/></text:p>
      <text:p text:style-name="P25">6 – Considerazioni finali e documentazione del progetto</text:p>
      <text:p text:style-name="P21">Tutti i commenti rilevanti sono stati fatti in formato Doxygen e si invita a utilizzare la documentazione generata in formato html dall'applicazione.</text:p>
      <text:p text:style-name="P21">La documentazione si trova nella cartella html e puo' essere navigata a partire dal file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officeooo:rsid="0008a7d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Relazione progetto ChatterBox17-Raffaele Ariano 530519 Corso 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6:44:30.031579080</meta:creation-date>
    <dc:date>2018-05-14T21:00:52.032631422</dc:date>
    <meta:editing-duration>PT1H11M9S</meta:editing-duration>
    <meta:editing-cycles>7</meta:editing-cycles>
    <meta:generator>LibreOffice/5.0.4.2$Linux_X86_64 LibreOffice_project/00m0$Build-2</meta:generator>
    <meta:document-statistic meta:table-count="0" meta:image-count="0" meta:object-count="0" meta:page-count="2" meta:paragraph-count="32" meta:word-count="714" meta:character-count="4463" meta:non-whitespace-character-count="3779"/>
  </office:meta>
</office:document-meta>
</file>